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B9000001B5F460DB43C302C1D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a7ab6" officeooo:paragraph-rsid="000a7ab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n1" text:anchor-type="char" svg:x="0cm" svg:y="1.614cm" svg:width="17cm" svg:height="10.657cm" draw:z-index="0"><draw:image xlink:href="Pictures/10000201000002B9000001B5F460DB43C302C1DF.png" xlink:type="simple" xlink:show="embed" xlink:actuate="onLoad" draw:mime-type="image/png"/></draw:frame>EJERCICIO 1: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04T10:50:17.183000000</meta:creation-date>
    <dc:date>2023-12-04T10:51:51.401000000</dc:date>
    <meta:editing-duration>PT1M35S</meta:editing-duration>
    <meta:editing-cycles>1</meta:editing-cycles>
    <meta:document-statistic meta:table-count="0" meta:image-count="1" meta:object-count="0" meta:page-count="1" meta:paragraph-count="1" meta:word-count="2" meta:character-count="13" meta:non-whitespace-character-count="11"/>
    <meta:generator>LibreOffice/7.0.1.2$Windows_X86_64 LibreOffice_project/7cbcfc562f6eb6708b5ff7d7397325de9e764452</meta:generator>
  </office:meta>
</office:document-meta>
</file>